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513c8" officeooo:paragraph-rsid="001513c8"/>
    </style:style>
    <style:style style:name="P2" style:family="paragraph" style:parent-style-name="Standard">
      <style:paragraph-properties fo:text-align="justify" style:justify-single-word="false"/>
      <style:text-properties officeooo:rsid="001513c8" officeooo:paragraph-rsid="00232346"/>
    </style:style>
    <style:style style:name="P3" style:family="paragraph" style:parent-style-name="Standard">
      <style:paragraph-properties fo:text-align="justify" style:justify-single-word="false"/>
      <style:text-properties officeooo:rsid="001777ff" officeooo:paragraph-rsid="001777ff"/>
    </style:style>
    <style:style style:name="P4" style:family="paragraph" style:parent-style-name="Standard">
      <style:paragraph-properties fo:text-align="justify" style:justify-single-word="false"/>
      <style:text-properties officeooo:rsid="0018276a" officeooo:paragraph-rsid="0018276a"/>
    </style:style>
    <style:style style:name="P5" style:family="paragraph" style:parent-style-name="Standard">
      <style:paragraph-properties fo:text-align="justify" style:justify-single-word="false"/>
      <style:text-properties officeooo:rsid="0018276a" officeooo:paragraph-rsid="00266f2f"/>
    </style:style>
    <style:style style:name="P6" style:family="paragraph" style:parent-style-name="Standard">
      <style:paragraph-properties fo:text-align="justify" style:justify-single-word="false"/>
      <style:text-properties officeooo:rsid="001851a6" officeooo:paragraph-rsid="001851a6"/>
    </style:style>
    <style:style style:name="P7" style:family="paragraph" style:parent-style-name="Standard">
      <style:paragraph-properties fo:text-align="justify" style:justify-single-word="false"/>
      <style:text-properties officeooo:rsid="001851a6" officeooo:paragraph-rsid="001b7aea"/>
    </style:style>
    <style:style style:name="P8" style:family="paragraph" style:parent-style-name="Standard">
      <style:paragraph-properties fo:text-align="justify" style:justify-single-word="false"/>
      <style:text-properties officeooo:rsid="001851a6" officeooo:paragraph-rsid="0028cdcb"/>
    </style:style>
    <style:style style:name="P9" style:family="paragraph" style:parent-style-name="Standard">
      <style:paragraph-properties fo:text-align="justify" style:justify-single-word="false"/>
      <style:text-properties officeooo:rsid="001b7c9c" officeooo:paragraph-rsid="001b7c9c"/>
    </style:style>
    <style:style style:name="P10" style:family="paragraph" style:parent-style-name="Standard">
      <style:paragraph-properties fo:text-align="justify" style:justify-single-word="false"/>
      <style:text-properties officeooo:rsid="001b7c9c" officeooo:paragraph-rsid="001d60d9"/>
    </style:style>
    <style:style style:name="P11" style:family="paragraph" style:parent-style-name="Standard">
      <style:paragraph-properties fo:text-align="justify" style:justify-single-word="false"/>
      <style:text-properties officeooo:rsid="001b7c9c" officeooo:paragraph-rsid="001fb8a7"/>
    </style:style>
    <style:style style:name="P12" style:family="paragraph" style:parent-style-name="Standard">
      <style:paragraph-properties fo:text-align="justify" style:justify-single-word="false"/>
      <style:text-properties officeooo:rsid="001d60d9" officeooo:paragraph-rsid="002ff93f"/>
    </style:style>
    <style:style style:name="P13" style:family="paragraph" style:parent-style-name="Standard">
      <style:paragraph-properties fo:text-align="justify" style:justify-single-word="false"/>
      <style:text-properties officeooo:rsid="001fb8a7" officeooo:paragraph-rsid="00351805"/>
    </style:style>
    <style:style style:name="P14" style:family="paragraph" style:parent-style-name="Standard">
      <style:paragraph-properties fo:text-align="start" style:justify-single-word="false"/>
      <style:text-properties officeooo:rsid="001fb8a7" officeooo:paragraph-rsid="003787ec"/>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1513c8" officeooo:paragraph-rsid="00232346"/>
    </style:style>
    <style:style style:name="P1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513c8" officeooo:paragraph-rsid="001513c8" style:font-size-asian="15pt" style:font-weight-asian="bold" style:font-size-complex="15pt" style:font-weight-complex="bold"/>
    </style:style>
    <style:style style:name="P17" style:family="paragraph" style:parent-style-name="Standard">
      <style:paragraph-properties fo:text-align="justify" style:justify-single-word="false"/>
      <style:text-properties officeooo:rsid="002851e3" officeooo:paragraph-rsid="002851e3"/>
    </style:style>
    <style:style style:name="P18" style:family="paragraph" style:parent-style-name="Standard">
      <style:paragraph-properties fo:text-align="justify" style:justify-single-word="false"/>
      <style:text-properties officeooo:rsid="003787ec" officeooo:paragraph-rsid="003787ec"/>
    </style:style>
    <style:style style:name="P19" style:family="paragraph" style:parent-style-name="Standard">
      <style:paragraph-properties fo:text-align="justify" style:justify-single-word="false"/>
      <style:text-properties fo:color="#c9211e" loext:opacity="100%" style:text-underline-style="solid" style:text-underline-width="auto" style:text-underline-color="font-color" fo:font-weight="bold" officeooo:rsid="001513c8" officeooo:paragraph-rsid="001513c8"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officeooo:rsid="001b7aea" officeooo:paragraph-rsid="0028cdcb"/>
    </style:style>
    <style:style style:name="T1" style:family="text">
      <style:text-properties officeooo:rsid="0016cfb2"/>
    </style:style>
    <style:style style:name="T2" style:family="text">
      <style:text-properties officeooo:rsid="001777ff"/>
    </style:style>
    <style:style style:name="T3" style:family="text">
      <style:text-properties officeooo:rsid="0018276a"/>
    </style:style>
    <style:style style:name="T4" style:family="text">
      <style:text-properties officeooo:rsid="001851a6"/>
    </style:style>
    <style:style style:name="T5" style:family="text">
      <style:text-properties officeooo:rsid="001b7aea"/>
    </style:style>
    <style:style style:name="T6" style:family="text">
      <style:text-properties officeooo:rsid="001d60d9"/>
    </style:style>
    <style:style style:name="T7" style:family="text">
      <style:text-properties officeooo:rsid="001e07f5"/>
    </style:style>
    <style:style style:name="T8" style:family="text">
      <style:text-properties officeooo:rsid="001fb8a7"/>
    </style:style>
    <style:style style:name="T9" style:family="text">
      <style:text-properties officeooo:rsid="002187e3"/>
    </style:style>
    <style:style style:name="T10" style:family="text">
      <style:text-properties officeooo:rsid="00232346"/>
    </style:style>
    <style:style style:name="T11" style:family="text">
      <style:text-properties officeooo:rsid="001513c8"/>
    </style:style>
    <style:style style:name="T12" style:family="text">
      <style:text-properties officeooo:rsid="0024fa16"/>
    </style:style>
    <style:style style:name="T13" style:family="text">
      <style:text-properties fo:color="#c9211e" loext:opacity="100%" style:text-underline-style="none" fo:font-weight="bold" style:font-weight-asian="bold" style:font-weight-complex="bold"/>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3787ec" style:font-weight-asian="bold" style:font-weight-complex="bold"/>
    </style:style>
    <style:style style:name="T16" style:family="text">
      <style:text-properties fo:font-weight="normal" officeooo:rsid="001513c8" style:font-weight-asian="normal" style:font-weight-complex="normal"/>
    </style:style>
    <style:style style:name="T17" style:family="text">
      <style:text-properties fo:font-style="italic" officeooo:rsid="001fb8a7" style:font-style-asian="italic" style:font-style-complex="italic"/>
    </style:style>
    <style:style style:name="T18" style:family="text">
      <style:text-properties fo:font-style="italic" style:text-underline-style="none" fo:font-weight="bold" officeooo:rsid="001513c8" style:font-style-asian="italic" style:font-weight-asian="bold" style:font-style-complex="italic" style:font-weight-complex="bold"/>
    </style:style>
    <style:style style:name="T19" style:family="text">
      <style:text-properties fo:font-style="italic" style:text-underline-style="none" officeooo:rsid="001fb8a7" style:font-style-asian="italic" style:font-style-complex="italic"/>
    </style:style>
    <style:style style:name="T20" style:family="text">
      <style:text-properties fo:font-style="italic" style:text-underline-style="none" officeooo:rsid="002ff93f"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6cfb2" style:font-style-asian="italic" style:font-weight-asian="bold" style:font-style-complex="italic" style:font-weight-complex="bold"/>
    </style:style>
    <style:style style:name="T23" style:family="text">
      <style:text-properties fo:font-style="italic" fo:font-weight="bold" officeooo:rsid="00255c97" style:font-style-asian="italic" style:font-weight-asian="bold" style:font-style-complex="italic" style:font-weight-complex="bold"/>
    </style:style>
    <style:style style:name="T24" style:family="text">
      <style:text-properties fo:font-style="italic" fo:font-weight="bold" officeooo:rsid="001b7aea" style:font-style-asian="italic" style:font-weight-asian="bold" style:font-style-complex="italic" style:font-weight-complex="bold"/>
    </style:style>
    <style:style style:name="T25" style:family="text">
      <style:text-properties fo:font-style="italic" fo:font-weight="bold" officeooo:rsid="001e07f5" style:font-style-asian="italic" style:font-weight-asian="bold" style:font-style-complex="italic" style:font-weight-complex="bold"/>
    </style:style>
    <style:style style:name="T26" style:family="text">
      <style:text-properties fo:font-style="italic" fo:font-weight="bold" officeooo:rsid="001fd02a" style:font-style-asian="italic" style:font-weight-asian="bold" style:font-style-complex="italic" style:font-weight-complex="bold"/>
    </style:style>
    <style:style style:name="T27" style:family="text">
      <style:text-properties fo:font-style="italic" fo:font-weight="bold" officeooo:rsid="003787ec" style:font-style-asian="italic" style:font-weight-asian="bold" style:font-style-complex="italic" style:font-weight-complex="bold"/>
    </style:style>
    <style:style style:name="T28" style:family="text">
      <style:text-properties officeooo:rsid="00255c97"/>
    </style:style>
    <style:style style:name="T29" style:family="text">
      <style:text-properties officeooo:rsid="00266f2f"/>
    </style:style>
    <style:style style:name="T30" style:family="text">
      <style:text-properties officeooo:rsid="002851e3"/>
    </style:style>
    <style:style style:name="T31" style:family="text">
      <style:text-properties officeooo:rsid="0028cdcb"/>
    </style:style>
    <style:style style:name="T32" style:family="text">
      <style:text-properties officeooo:rsid="002b6419"/>
    </style:style>
    <style:style style:name="T33" style:family="text">
      <style:text-properties officeooo:rsid="002cf2d9"/>
    </style:style>
    <style:style style:name="T34" style:family="text">
      <style:text-properties officeooo:rsid="002eef6e"/>
    </style:style>
    <style:style style:name="T35" style:family="text">
      <style:text-properties officeooo:rsid="002f773f"/>
    </style:style>
    <style:style style:name="T36" style:family="text">
      <style:text-properties officeooo:rsid="002ff93f"/>
    </style:style>
    <style:style style:name="T37" style:family="text">
      <style:text-properties officeooo:rsid="001fd02a"/>
    </style:style>
    <style:style style:name="T38" style:family="text">
      <style:text-properties officeooo:rsid="00351805"/>
    </style:style>
    <style:style style:name="T39" style:family="text">
      <style:text-properties fo:font-style="normal" fo:font-weight="normal" officeooo:rsid="00351805" style:font-style-asian="normal" style:font-weight-asian="normal" style:font-style-complex="normal" style:font-weight-complex="normal"/>
    </style:style>
    <style:style style:name="T40" style:family="text">
      <style:text-properties officeooo:rsid="003787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n topo s<text:span text:style-name="T12">u</text:span>r les fonction</text:p>
      <text:p text:style-name="P19"/>
      <text:p text:style-name="P3"><text:span text:style-name="T13">1.</text:span> <text:span text:style-name="T11">La fonction d</text:span><text:span text:style-name="T16">’</text:span><text:span text:style-name="T18">affichage des thèmes</text:span><text:span text:style-name="T11"> a pour but d’afficher les différent</text:span><text:span text:style-name="T9">s</text:span><text:span text:style-name="T11"> thèmes propos</text:span><text:span text:style-name="T9">és</text:span><text:span text:style-name="T11"> dans le menu pour que l’utilisateur puisse choisir le thème qu’il apprécie le plus. </text:span></text:p>
      <text:p text:style-name="P2"/>
      <text:p text:style-name="P15">Les différents thème<text:span text:style-name="T10">s</text:span> propos<text:span text:style-name="T10">és</text:span> son<text:span text:style-name="T10">t</text:span> :</text:p>
      <text:p text:style-name="P1">- Les mangas/animés comme Bleach, Boku no pico etc...</text:p>
      <text:p text:style-name="P1">- La musique/Rap <text:span text:style-name="T1">par exemple Gazo, 1PLIKE140 etc...</text:span></text:p>
      <text:p text:style-name="P1">- <text:span text:style-name="T1">Les Films comme le flop de « Morbius » ou bien la masterclass de « Th Batman »</text:span></text:p>
      <text:p text:style-name="P1">- <text:span text:style-name="T1">Les jeux vidéos comme l’incroyable Elden ring</text:span></text:p>
      <text:p text:style-name="P1"/>
      <text:p text:style-name="P3"><text:span text:style-name="T14">2.</text:span> <text:span text:style-name="T1">La fonction </text:span><text:span text:style-name="T22">copi</text:span><text:span text:style-name="T21">e indice + mot</text:span> <text:span text:style-name="T3">permet de stocker l’indice qui correspond au mot </text:span><text:span text:style-name="T12">qui est à</text:span><text:span text:style-name="T3"> deviner, afin de l’introduire <text:s/>dans une variable stockage, et </text:span><text:span text:style-name="T4">pouvoir </text:span><text:span text:style-name="T12">ainsi </text:span><text:span text:style-name="T4">passer </text:span><text:span text:style-name="T12">à</text:span><text:span text:style-name="T4"> un tableau contenant une seule chaîne de caractère</text:span><text:span text:style-name="T28">s</text:span><text:span text:style-name="T4"> pour la fonction correction.</text:span></text:p>
      <text:p text:style-name="P3"/>
      <text:p text:style-name="P3"><text:span text:style-name="T14">3.</text:span> La fonction <text:span text:style-name="T21">gagn</text:span><text:span text:style-name="T23">er</text:span><text:span text:style-name="T21"> et perdu</text:span> servait dans ce jeu, <text:span text:style-name="T28">à</text:span> préciser <text:span text:style-name="T3">après la fin des tentatives, si l’utilisateur avait gagn</text:span><text:span text:style-name="T28">er</text:span><text:span text:style-name="T3"> ou bien perdu.</text:span></text:p>
      <text:p text:style-name="P4"/>
      <text:p text:style-name="P5"><text:span text:style-name="T14">4.</text:span> La fonction <text:span text:style-name="T21">proposition d’indice </text:span><text:span text:style-name="T2">servait après avoir fait plusieurs tentatives d</text:span><text:span text:style-name="T29">urant une partie, </text:span><text:span text:style-name="T2">et quand ne </text:span><text:span text:style-name="T29">l’utilisateur ne </text:span><text:span text:style-name="T2">trouvai</text:span><text:span text:style-name="T29">t</text:span><text:span text:style-name="T2"> toujours pas le mot </text:span><text:span text:style-name="T29">qui est a deviné,</text:span><text:span text:style-name="T2"> </text:span><text:span text:style-name="T29">on lui propose</text:span><text:span text:style-name="T2"> </text:span><text:span text:style-name="T29">d’avoir</text:span><text:span text:style-name="T2"> un indice </text:span><text:span text:style-name="T29">afin de l’aider à trouver le mot en question.</text:span></text:p>
      <text:p text:style-name="P5"><text:span text:style-name="T29">P</text:span><text:span text:style-name="T2">ar exemple avatar, pour l’indice </text:span><text:span text:style-name="T29">c</text:span><text:span text:style-name="T2">e serait les hommes bleus. </text:span></text:p>
      <text:p text:style-name="P4"/>
      <text:p text:style-name="P7"><text:span text:style-name="T14">5.</text:span> <text:span text:style-name="T5">La fo</text:span>nction <text:span text:style-name="T21">rejouer</text:span> dans le programme permet <text:span text:style-name="T30">à</text:span> l’utilisateur, à la fin de <text:span text:style-name="T30">s</text:span>a partie, d’avoir la possibilité de pouvoir rejouer, qu’il est gagné ou perdue <text:span text:style-name="T5">avec la phrase «Vous avez GAGNE ou PERDUE».</text:span></text:p>
      <text:p text:style-name="P17">S’il veut rejouer, alors il sera redirigé vers le choix des thèmes, sinon le jeu s’arrêtera.</text:p>
      <text:p text:style-name="P6"/>
      <text:p text:style-name="P8"><text:span text:style-name="T14">6.</text:span> <text:span text:style-name="T5">La fonction d’</text:span><text:span text:style-name="T24">affichage des règles</text:span><text:span text:style-name="T5"> permet </text:span><text:span text:style-name="T31">lors du </text:span><text:span text:style-name="T5">lance</text:span><text:span text:style-name="T31">ment</text:span><text:span text:style-name="T5"> </text:span><text:span text:style-name="T31">du</text:span><text:span text:style-name="T5"> jeux, de </text:span><text:span text:style-name="T31">pouvoir savoir</text:span><text:span text:style-name="T5"> et </text:span><text:span text:style-name="T31">ainsi </text:span><text:span text:style-name="T5">respect</text:span><text:span text:style-name="T31">er</text:span><text:span text:style-name="T5"> </text:span><text:span text:style-name="T31">le déroulement du</text:span><text:span text:style-name="T5"> jeux.</text:span></text:p>
      <text:p text:style-name="P8"/>
      <text:p text:style-name="P20">Les règles sont :</text:p>
      <text:p text:style-name="P8">- Vous avez le droit a 5 point a chaque début de partie.</text:p>
      <text:p text:style-name="P8">- Quand une lettre est fausse, le joueur perd 1 point</text:p>
      <text:p text:style-name="P8">- S'il reste 3 points au joueur, on lui propose de prendre 1 indice mais, s'il choisit de le prendre, il perdra 1 point.</text:p>
      <text:p text:style-name="P7">- S'il reste 1 points au joueur, on lui propose de trouver le mot en entier, mais si c'est faux, il perdra la partie.</text:p>
      <text:p text:style-name="P7">- Lors du choix du thème, de l'indice ou de pouvoir rejouer, entrer le nombre puis faites uniquement ENTREE.</text:p>
      <text:p text:style-name="P7">- Pour proposer une lettre ou le mot en entier, le joueur doit entrer les caractères en MAJUSCULE suivit d'un point pour valider son choix.</text:p>
      <text:p text:style-name="P7"/>
      <text:p text:style-name="P9"><text:span text:style-name="T14">7.</text:span> La fonction <text:span text:style-name="T21">compteur de lettre</text:span> et de mot permet dans le programme de compter s’il y a un mot <text:s/>qui comporte plusieurs lettre<text:span text:style-name="T32">s</text:span> identique, <text:span text:style-name="T32">c</text:span>e <text:span text:style-name="T32">qui nous </text:span>serait inutile d’écrire plusieurs fois la même <text:span text:style-name="T6">chose, donc </text:span><text:span text:style-name="T32">ce</text:span><text:span text:style-name="T6"> serait préférable d’écrire une fois la lettre et l’afficher au</text:span><text:span text:style-name="T32">x</text:span><text:span text:style-name="T6"> emplacement</text:span><text:span text:style-name="T33">s </text:span><text:span text:style-name="T6">où elle doit être .</text:span></text:p>
      <text:p text:style-name="P10"/>
      <text:p text:style-name="P12"><text:span text:style-name="T14">8.</text:span> <text:span text:style-name="T7">La fonction </text:span><text:span text:style-name="T25">comparaison</text:span><text:span text:style-name="T7"> a pour but dans ce programme,</text:span> <text:span text:style-name="T8">de comparer la lettre que l’utilisateur a choisi</text:span><text:span text:style-name="T34">t, pour le </text:span><text:span text:style-name="T8">mot </text:span><text:span text:style-name="T34">q</text:span><text:span text:style-name="T8">u’il doit trouver, tout en indiquant si cette </text:span><text:span text:style-name="T34">lettre</text:span><text:span text:style-name="T8"> qu’il a propo</text:span><text:span text:style-name="T35">sé</text:span><text:span text:style-name="T8"> correspond </text:span><text:span text:style-name="T36">bien au</text:span><text:span text:style-name="T8"> mot </text:span><text:span text:style-name="T36">à</text:span><text:span text:style-name="T8"> trouver, et pour regarder s’</text:span><text:span text:style-name="T36">il</text:span><text:span text:style-name="T8"> a trouver la bonne lettre ou pas, il y a le système de tentative, si la lettre est fausse, </text:span><text:span text:style-name="T36">son nombre de</text:span><text:span text:style-name="T8"> tentative</text:span><text:span text:style-name="T36">s</text:span><text:span text:style-name="T8"> qui commence </text:span><text:span text:style-name="T36">à</text:span><text:span text:style-name="T8"> 5 </text:span><text:span text:style-name="T36">descendra</text:span><text:span text:style-name="T8"> </text:span><text:span text:style-name="T36">à</text:span><text:span text:style-name="T8"> 4, et s’il </text:span><text:span text:style-name="T36">a</text:span><text:span text:style-name="T8"> </text:span><text:soft-page-break/><text:span text:style-name="T8">juste, le nombre de tentative</text:span><text:span text:style-name="T36">s</text:span><text:span text:style-name="T8"> reste inchangé</text:span><text:span text:style-name="T36">s</text:span><text:span text:style-name="T8"> ce qui peut indiquer son avancement d</text:span><text:span text:style-name="T36">ans le </text:span><text:span text:style-name="T8">jeu du pendu.</text:span></text:p>
      <text:p text:style-name="P12"/>
      <text:p text:style-name="P12"><text:span text:style-name="T8">Et dans cette partie, il y avait besoin de la participation de la fonction</text:span><text:span text:style-name="T17"> copie indice + mot,</text:span><text:span text:style-name="T8"> pour que si l’utilisateur arriv</text:span><text:span text:style-name="T36">ait</text:span><text:span text:style-name="T8"> à la troisième tentative, il aurait peut-être un indice, donc c’est </text:span><text:span text:style-name="T36">à</text:span><text:span text:style-name="T8"> ce moment que la fonction </text:span><text:span text:style-name="T17">copie indice </text:span><text:span text:style-name="T19">+ </text:span><text:span text:style-name="T20">mot</text:span><text:span text:style-name="T36"> </text:span><text:span text:style-name="T8">est nécessaire pour savoir si l’indice correspondra au mot </text:span><text:span text:style-name="T36">à</text:span><text:span text:style-name="T8"> deviner.</text:span></text:p>
      <text:p text:style-name="P11"/>
      <text:p text:style-name="P13"><text:span text:style-name="T14">9.</text:span> <text:span text:style-name="T37">La fonction </text:span><text:span text:style-name="T26">randomisation </text:span><text:span text:style-name="T39">est utilisé</text:span><text:span text:style-name="T37"> dans ce programme, </text:span><text:span text:style-name="T38">afin</text:span><text:span text:style-name="T37"> d’avoir un mot </text:span><text:span text:style-name="T38">à</text:span><text:span text:style-name="T37"> deviner, mais de façon </text:span><text:span text:style-name="T38">totalement </text:span><text:span text:style-name="T37">aléatoire </text:span><text:span text:style-name="T38">lors du choix du thème, </text:span><text:span text:style-name="T37">donc elle permet d’avoir </text:span><text:span text:style-name="T38">un</text:span><text:span text:style-name="T37"> mot de façon aléatoire.</text:span></text:p>
      <text:p text:style-name="P18"/>
      <text:p text:style-name="P14"><text:span text:style-name="T15">10.</text:span><text:span text:style-name="T40"> La fonction </text:span><text:span text:style-name="T27">ThèmeChoisit</text:span><text:span text:style-name="T40"> est utilisé ici, afin d’afficher à l’utilisateur son choix lors de la sélection du thème auquel il souhaite jouer.</text:span></text:p>
      <text:p text:style-name="P14"/>
      <text:p text:style-name="P14"><text:span text:style-name="T40">Néanmoins, si l’utilisateur entre un autre nombre que ceux qui sont attribués aux thèmes disponible, un message d’erreur apparaîtra, et il pourra de nouveau faire un choix pour son thème (cette condition se fera en continu, jusqu’à ce qu’il choisisse bien un nombre qui correspond à un thème disponible).</text:span><text:span text:style-name="T4"><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4T20:49:41.663000000</meta:creation-date>
    <dc:date>2023-01-05T20:35:42.153000000</dc:date>
    <meta:editing-duration>PT29M5S</meta:editing-duration>
    <meta:editing-cycles>22</meta:editing-cycles>
    <meta:generator>LibreOffice/7.4.1.2$Windows_X86_64 LibreOffice_project/3c58a8f3a960df8bc8fd77b461821e42c061c5f0</meta:generator>
    <meta:document-statistic meta:table-count="0" meta:image-count="0" meta:object-count="0" meta:page-count="2" meta:paragraph-count="27" meta:word-count="705" meta:character-count="3992" meta:non-whitespace-character-count="3309"/>
  </office:meta>
</office:document-meta>
</file>